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0000000F0EB3AD18C49D13B3F.png" manifest:media-type="image/png"/>
  <manifest:file-entry manifest:full-path="Pictures/10000201000000F0000000F022EC44BF0191DA3F.png" manifest:media-type="image/png"/>
  <manifest:file-entry manifest:full-path="Pictures/10000201000000F0000000F0FB6216F78F8D86D4.png" manifest:media-type="image/png"/>
  <manifest:file-entry manifest:full-path="Pictures/10000201000000F0000000F05FEC18D7E0E5041A.png" manifest:media-type="image/png"/>
  <manifest:file-entry manifest:full-path="Pictures/10000201000000F0000000F0EBEDB0DC6E68A5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1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9e2d7" draw:textarea-horizontal-align="justify" draw:textarea-vertical-align="middle" draw:auto-grow-height="false" fo:min-height="29.443cm" fo:min-width="5.85cm"/>
    </style:style>
    <style:style style:name="gr2" style:family="graphic" style:parent-style-name="standard">
      <style:graphic-properties draw:stroke="none" draw:fill-color="#b1c5c3" draw:textarea-horizontal-align="justify" draw:textarea-vertical-align="middle" draw:auto-grow-height="false" fo:min-height="3.306cm" fo:min-width="20.5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5.52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83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0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3.53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1.399cm"/>
      <style:paragraph-properties style:writing-mode="lr-tb"/>
    </style:style>
    <style:style style:name="gr10" style:family="graphic" style:parent-style-name="objectwithoutfill">
      <style:graphic-properties svg:stroke-color="#e1b894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309cm"/>
      <style:paragraph-properties style:writing-mode="lr-tb"/>
    </style:style>
    <style:style style:name="gr12" style:family="graphic" style:parent-style-name="objectwithoutfill">
      <style:graphic-properties svg:stroke-width="0.106cm" svg:stroke-color="#e1b894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704523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24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2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86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24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71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25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2.7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035cm"/>
      <style:paragraph-properties style:writing-mode="lr-tb"/>
    </style:style>
    <style:style style:name="gr23" style:family="graphic" style:parent-style-name="standard">
      <style:graphic-properties draw:stroke="none" draw:fill-color="#704523" draw:textarea-horizontal-align="justify" draw:textarea-vertical-align="middle" draw:auto-grow-height="false" fo:min-height="0.021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241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2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36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403cm"/>
      <style:paragraph-properties style:writing-mode="lr-tb"/>
    </style:style>
    <style:style style:name="gr28" style:family="graphic" style:parent-style-name="standard">
      <style:graphic-properties draw:stroke="solid" svg:stroke-color="#704523" draw:fill-color="#e1b894" draw:textarea-horizontal-align="justify" draw:textarea-vertical-align="middle" draw:auto-grow-height="false" fo:min-height="0.02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3.342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90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3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4.67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3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14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6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94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41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18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4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2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0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80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36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15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07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1.653cm"/>
      <style:paragraph-properties style:writing-mode="lr-tb"/>
    </style:style>
    <style:style style:name="gr48" style:family="graphic" style:parent-style-name="standard">
      <style:graphic-properties draw:stroke="none" draw:fill-color="#cabcb9" draw:opacity="50%" draw:textarea-horizontal-align="justify" draw:textarea-vertical-align="middle" draw:auto-grow-height="false" fo:min-height="29.443cm" fo:min-width="5.85cm"/>
    </style:style>
    <style:style style:name="gr49" style:family="graphic" style:parent-style-name="standard">
      <style:graphic-properties draw:stroke="none" draw:fill-color="#cabcb9" draw:textarea-horizontal-align="justify" draw:textarea-vertical-align="middle" draw:auto-grow-height="false" fo:min-height="3.306cm" fo:min-width="20.721cm"/>
    </style:style>
    <style:style style:name="gr50" style:family="graphic" style:parent-style-name="objectwithoutfill">
      <style:graphic-properties svg:stroke-color="#242e2e" draw:fill="solid" draw:textarea-vertical-align="middle"/>
    </style:style>
    <style:style style:name="gr51" style:family="graphic" style:parent-style-name="objectwithoutfill">
      <style:graphic-properties svg:stroke-width="0.106cm" svg:stroke-color="#242e2e" draw:marker-start-width="0.358cm" draw:marker-end-width="0.358cm" svg:stroke-opacity="30%" draw:fill="solid" draw:fill-color="#570e06" draw:opacity="30%" draw:textarea-vertical-align="middle" fo:padding-top="0.177cm" fo:padding-bottom="0.177cm" fo:padding-left="0.302cm" fo:padding-right="0.302cm"/>
    </style:style>
    <style:style style:name="gr52" style:family="graphic" style:parent-style-name="objectwithoutfill">
      <style:graphic-properties svg:stroke-width="0.106cm" svg:stroke-color="#242e2e" draw:marker-start-width="0.358cm" draw:marker-end-width="0.358cm" draw:fill="solid" draw:fill-color="#b46939" draw:textarea-vertical-align="middle" fo:padding-top="0.177cm" fo:padding-bottom="0.177cm" fo:padding-left="0.302cm" fo:padding-right="0.302cm"/>
    </style:style>
    <style:style style:name="gr53" style:family="graphic" style:parent-style-name="objectwithoutfill">
      <style:graphic-properties svg:stroke-width="0.106cm" svg:stroke-color="#242e2e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570e06" draw:fill="none" draw:fill-color="#ffffff" draw:textarea-horizontal-align="left" draw:auto-grow-height="true" draw:auto-grow-width="true" fo:min-height="0.467cm" fo:min-width="2.864cm"/>
      <style:paragraph-properties style:writing-mode="lr-tb"/>
    </style:style>
    <style:style style:name="gr55" style:family="graphic" style:parent-style-name="objectwithoutfill">
      <style:graphic-properties svg:stroke-width="0.106cm" svg:stroke-color="#5b595b" draw:marker-start-width="0.358cm" draw:marker-end-width="0.358cm" svg:stroke-opacity="30%" draw:fill="solid" draw:fill-color="#570e06" draw:opacity="30%" draw:textarea-vertical-align="middle" fo:padding-top="0.177cm" fo:padding-bottom="0.177cm" fo:padding-left="0.302cm" fo:padding-right="0.302cm"/>
    </style:style>
    <style:style style:name="gr56" style:family="graphic" style:parent-style-name="objectwithoutfill">
      <style:graphic-properties svg:stroke-width="0.106cm" svg:stroke-color="#5b595b" draw:marker-start-width="0.358cm" draw:marker-end-width="0.358cm" svg:stroke-opacity="30%" draw:fill="solid" draw:fill-color="#b46939" draw:textarea-vertical-align="middle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570e06" draw:fill="none" draw:fill-color="#ffffff" draw:textarea-horizontal-align="left" draw:auto-grow-height="true" draw:auto-grow-width="true" fo:min-height="0.467cm" fo:min-width="1.717cm"/>
      <style:paragraph-properties style:writing-mode="lr-tb"/>
    </style:style>
    <style:style style:name="gr58" style:family="graphic" style:parent-style-name="objectwithoutfill">
      <style:graphic-properties svg:stroke-width="0.106cm" svg:stroke-color="#242e2e" draw:marker-start-width="0.358cm" draw:marker-end-width="0.358cm" svg:stroke-opacity="30%" draw:fill="solid" draw:fill-color="#b46939" draw:textarea-vertical-align="middle" fo:padding-top="0.177cm" fo:padding-bottom="0.177cm" fo:padding-left="0.302cm" fo:padding-right="0.302cm"/>
    </style:style>
    <style:style style:name="gr59" style:family="graphic" style:parent-style-name="standard">
      <style:graphic-properties draw:stroke="none" draw:fill-color="#242e2e" draw:textarea-horizontal-align="justify" draw:textarea-vertical-align="middle" draw:auto-grow-height="false" fo:min-height="0.021cm" fo:min-width="0cm"/>
    </style:style>
    <style:style style:name="gr60" style:family="graphic" style:parent-style-name="standard">
      <style:graphic-properties draw:stroke="solid" svg:stroke-color="#242e2e" draw:fill-color="#242e2e" draw:opacity="30%" draw:textarea-horizontal-align="justify" draw:textarea-vertical-align="middle" draw:auto-grow-height="false" fo:min-height="0.021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1.788cm"/>
      <style:paragraph-properties style:writing-mode="lr-tb"/>
    </style:style>
    <style:style style:name="P1" style:family="paragraph">
      <loext:graphic-properties draw:fill-color="#e9e2d7"/>
      <style:paragraph-properties fo:text-align="center"/>
    </style:style>
    <style:style style:name="P2" style:family="paragraph">
      <loext:graphic-properties draw:fill-color="#b1c5c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Cantarell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antarell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style:font-name="Cantarell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Cantarell" fo:font-size="11pt" style:font-size-asian="11pt" style:font-size-complex="11pt"/>
    </style:style>
    <style:style style:name="P9" style:family="paragraph">
      <loext:graphic-properties draw:fill-color="#704523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704523" style:font-name="Cantarell" fo:font-size="10pt" style:font-size-asian="10pt" style:font-size-complex="10pt"/>
    </style:style>
    <style:style style:name="P11" style:family="paragraph">
      <loext:graphic-properties draw:fill-color="#e1b894"/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 style:writing-mode="lr-tb"/>
      <style:text-properties fo:color="#704523" style:font-name="Cantarell"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style:font-name="Cantarell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style:font-name="Cantarell" fo:font-size="11pt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style:font-name="Cantarell" fo:font-size="11pt" fo:font-weight="bold" style:font-size-asian="11pt" style:font-weight-asian="bold" style:font-size-complex="11pt" style:font-weight-complex="bold"/>
    </style:style>
    <style:style style:name="P19" style:family="paragraph">
      <loext:graphic-properties draw:fill-color="#cabcb9" draw:opacity="50%"/>
      <style:paragraph-properties fo:text-align="center"/>
    </style:style>
    <style:style style:name="P20" style:family="paragraph">
      <loext:graphic-properties draw:fill-color="#cabcb9"/>
      <style:paragraph-properties fo:text-align="center"/>
    </style:style>
    <style:style style:name="P21" style:family="paragraph">
      <style:paragraph-properties style:writing-mode="lr-tb"/>
    </style:style>
    <style:style style:name="P22" style:family="paragraph">
      <loext:graphic-properties draw:fill="solid" draw:fill-color="#570e06" draw:opacity="30%"/>
      <style:paragraph-properties fo:text-align="center"/>
    </style:style>
    <style:style style:name="P23" style:family="paragraph">
      <loext:graphic-properties draw:fill="solid" draw:fill-color="#b46939"/>
      <style:paragraph-properties fo:text-align="center"/>
    </style:style>
    <style:style style:name="P24" style:family="paragraph">
      <loext:graphic-properties draw:fill-color="#242e2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color="#242e2e" style:font-name="Cantarell" fo:font-size="10pt" style:font-size-asian="10pt" style:font-size-complex="10pt"/>
    </style:style>
    <style:style style:name="P26" style:family="paragraph">
      <loext:graphic-properties draw:fill-color="#242e2e" draw:opacity="30%"/>
      <style:paragraph-properties fo:text-align="center"/>
    </style:style>
    <style:style style:name="P27" style:family="paragraph">
      <loext:graphic-properties draw:fill="none" draw:fill-color="#ffffff"/>
      <style:paragraph-properties fo:text-align="end" style:writing-mode="lr-tb"/>
      <style:text-properties fo:color="#242e2e" style:font-name="Cantarell" fo:font-size="10pt" style:font-size-asian="10pt" style:font-size-complex="10pt"/>
    </style:style>
    <style:style style:name="T1" style:family="text">
      <style:text-properties style:font-name="Cantarell"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Cantarell" fo:font-size="12pt" style:font-size-asian="12pt" style:font-size-complex="12pt"/>
    </style:style>
    <style:style style:name="T3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Cantarell" fo:font-size="11pt" style:font-size-asian="11pt" style:font-size-complex="11pt"/>
    </style:style>
    <style:style style:name="T5" style:family="text">
      <style:text-properties fo:color="#704523" style:font-name="Cantarell" fo:font-size="10pt" style:font-size-asian="10pt" style:font-size-complex="10pt"/>
    </style:style>
    <style:style style:name="T6" style:family="text">
      <style:text-properties style:font-name="Cantarell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Cantarell" fo:font-size="13pt" style:font-size-asian="13pt" style:font-size-complex="13pt"/>
    </style:style>
    <style:style style:name="T8" style:family="text">
      <style:text-properties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antarell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Cantarel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fo:color="#704523" style:font-name="Cantarell" fo:font-size="11pt" style:font-size-asian="11pt" style:font-size-complex="11pt"/>
    </style:style>
    <style:style style:name="T12" style:family="text">
      <style:text-properties fo:color="#242e2e" style:font-name="Cantarell" fo:font-size="10pt" style:font-size-asian="10pt" style:font-size-complex="10pt"/>
    </style:style>
    <style:style style:name="T13" style:family="text">
      <style:text-properties fo:color="#000000" style:font-name="Cantarell" fo:font-size="11pt" style:font-size-asian="11pt" style:font-size-complex="11pt"/>
    </style:style>
    <style:style style:name="T14" style:family="text">
      <style:text-properties fo:color="#570e06" style:font-name="Cantarell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5b595b" style:font-name="Cantarell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29.693cm" svg:x="14.656cm" svg:y="-0.02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21.031cm" svg:height="3.556cm" svg:x="-0.012cm" svg:y="-0.02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6.022cm" svg:height="1.182cm" svg:x="7.492cm" svg:y="0.991cm">
            <draw:text-box>
              <text:p><text:span text:style-name="T1">Lisanne Simons</text:span></text:p>
            </draw:text-box>
          </draw:frame>
          <draw:g>
            <draw:frame draw:style-name="gr4" draw:text-style-name="P4" draw:layer="layout" svg:width="0.508cm" svg:height="0.508cm" svg:x="12.084cm" svg:y="2.515cm">
              <draw:image xlink:href="Pictures/10000201000000F0000000F0EBEDB0DC6E68A5F7.png" xlink:type="simple" xlink:show="embed" xlink:actuate="onLoad" loext:mime-type="image/png">
                <text:p/>
              </draw:image>
            </draw:frame>
            <draw:frame draw:style-name="gr5" draw:text-style-name="P5" draw:layer="layout" svg:width="2.794cm" svg:height="0.513cm" svg:x="12.846cm" svg:y="2.515cm">
              <draw:text-box>
                <text:p><text:span text:style-name="T2">lisannesimons</text:span></text:p>
              </draw:text-box>
            </draw:frame>
            <draw:frame draw:style-name="gr4" draw:text-style-name="P4" draw:layer="layout" svg:width="0.508cm" svg:height="0.508cm" svg:x="16.148cm" svg:y="2.515cm">
              <draw:image xlink:href="Pictures/10000201000000F0000000F05FEC18D7E0E5041A.png" xlink:type="simple" xlink:show="embed" xlink:actuate="onLoad" loext:mime-type="image/png">
                <text:p/>
              </draw:image>
            </draw:frame>
            <draw:frame draw:style-name="gr6" draw:text-style-name="P5" draw:layer="layout" svg:width="2.834cm" svg:height="0.509cm" svg:x="16.91cm" svg:y="2.515cm">
              <draw:text-box>
                <text:p><text:span text:style-name="T2">SimonsLisanne</text:span></text:p>
              </draw:text-box>
            </draw:frame>
            <draw:frame draw:style-name="gr4" draw:text-style-name="P4" draw:layer="layout" svg:width="0.559cm" svg:height="0.559cm" svg:x="1.263cm" svg:y="2.515cm">
              <draw:image xlink:href="Pictures/10000201000000F0000000F0FB6216F78F8D86D4.png" xlink:type="simple" xlink:show="embed" xlink:actuate="onLoad" loext:mime-type="image/png">
                <text:p/>
              </draw:image>
            </draw:frame>
            <draw:frame draw:style-name="gr7" draw:text-style-name="P5" draw:layer="layout" svg:width="4.699cm" svg:height="0.509cm" svg:x="2.076cm" svg:y="2.515cm">
              <draw:text-box>
                <text:p><text:span text:style-name="T2">hello@lisannesimons.eu</text:span></text:p>
              </draw:text-box>
            </draw:frame>
            <draw:frame draw:style-name="gr4" draw:text-style-name="P4" draw:layer="layout" svg:width="0.508cm" svg:height="0.508cm" svg:x="7.283cm" svg:y="2.515cm">
              <draw:image xlink:href="Pictures/10000201000000F0000000F022EC44BF0191DA3F.png" xlink:type="simple" xlink:show="embed" xlink:actuate="onLoad" loext:mime-type="image/png">
                <text:p/>
              </draw:image>
            </draw:frame>
            <draw:frame draw:style-name="gr8" draw:text-style-name="P5" draw:layer="layout" svg:width="3.533cm" svg:height="0.509cm" svg:x="8.045cm" svg:y="2.515cm">
              <draw:text-box>
                <text:p><text:span text:style-name="T2">(+31) 6 33 33 55 43</text:span></text:p>
              </draw:text-box>
            </draw:frame>
          </draw:g>
        </draw:g>
        <draw:frame draw:style-name="gr9" draw:text-style-name="P6" draw:layer="layout" svg:width="1.899cm" svg:height="0.929cm" svg:x="14.656cm" svg:y="4.039cm">
          <draw:text-box>
            <text:p><text:span text:style-name="T3">Skills</text:span></text:p>
          </draw:text-box>
        </draw:frame>
        <draw:line draw:style-name="gr10" draw:text-style-name="P7" draw:layer="layout" svg:x1="14.91cm" svg:y1="4.928cm" svg:x2="20.498cm" svg:y2="4.928cm">
          <text:p/>
        </draw:line>
        <draw:g>
          <draw:frame draw:style-name="gr11" draw:text-style-name="P8" draw:layer="layout" svg:width="2.809cm" svg:height="0.717cm" svg:x="14.656cm" svg:y="5.055cm">
            <draw:text-box>
              <text:p><text:span text:style-name="T4">SPSS (syntax)</text:span></text:p>
            </draw:text-box>
          </draw:frame>
          <draw:g>
            <draw:line draw:style-name="gr12" draw:text-style-name="P7" draw:layer="layout" svg:x1="14.91cm" svg:y1="5.766cm" svg:x2="19.99cm" svg:y2="5.766cm">
              <text:p/>
            </draw:line>
            <draw:line draw:style-name="gr13" draw:text-style-name="P7" draw:layer="layout" svg:x1="14.91cm" svg:y1="5.766cm" svg:x2="18.974cm" svg:y2="5.766cm">
              <text:p/>
            </draw:line>
          </draw:g>
          <draw:line draw:style-name="gr12" draw:text-style-name="P7" draw:layer="layout" svg:x1="14.91cm" svg:y1="6.655cm" svg:x2="19.99cm" svg:y2="6.655cm">
            <text:p/>
          </draw:line>
          <draw:line draw:style-name="gr13" draw:text-style-name="P7" draw:layer="layout" svg:x1="14.91cm" svg:y1="6.655cm" svg:x2="16.942cm" svg:y2="6.655cm">
            <text:p/>
          </draw:line>
          <draw:frame draw:style-name="gr14" draw:text-style-name="P8" draw:layer="layout" svg:width="0.743cm" svg:height="0.717cm" svg:x="14.656cm" svg:y="5.944cm">
            <draw:text-box>
              <text:p><text:span text:style-name="T4">R</text:span></text:p>
            </draw:text-box>
          </draw:frame>
          <draw:line draw:style-name="gr12" draw:text-style-name="P7" draw:layer="layout" svg:x1="14.91cm" svg:y1="7.544cm" svg:x2="19.99cm" svg:y2="7.544cm">
            <text:p/>
          </draw:line>
          <draw:line draw:style-name="gr13" draw:text-style-name="P7" draw:layer="layout" svg:x1="14.91cm" svg:y1="7.544cm" svg:x2="17.45cm" svg:y2="7.544cm">
            <text:p/>
          </draw:line>
          <draw:frame draw:style-name="gr15" draw:text-style-name="P8" draw:layer="layout" svg:width="1.717cm" svg:height="0.717cm" svg:x="14.656cm" svg:y="6.833cm">
            <draw:text-box>
              <text:p><text:span text:style-name="T4">Python</text:span></text:p>
            </draw:text-box>
          </draw:frame>
          <draw:line draw:style-name="gr12" draw:text-style-name="P7" draw:layer="layout" svg:x1="14.91cm" svg:y1="8.433cm" svg:x2="19.99cm" svg:y2="8.433cm">
            <text:p/>
          </draw:line>
          <draw:line draw:style-name="gr13" draw:text-style-name="P7" draw:layer="layout" svg:x1="14.91cm" svg:y1="8.433cm" svg:x2="16.434cm" svg:y2="8.433cm">
            <text:p/>
          </draw:line>
          <draw:frame draw:style-name="gr16" draw:text-style-name="P8" draw:layer="layout" svg:width="3.364cm" svg:height="0.717cm" svg:x="14.656cm" svg:y="7.722cm">
            <draw:text-box>
              <text:p><text:span text:style-name="T4">MySQL/MariaDB</text:span></text:p>
            </draw:text-box>
          </draw:frame>
          <draw:line draw:style-name="gr12" draw:text-style-name="P7" draw:layer="layout" svg:x1="14.91cm" svg:y1="9.322cm" svg:x2="19.99cm" svg:y2="9.322cm">
            <text:p/>
          </draw:line>
          <draw:line draw:style-name="gr13" draw:text-style-name="P7" draw:layer="layout" svg:x1="14.91cm" svg:y1="9.322cm" svg:x2="17.45cm" svg:y2="9.322cm">
            <text:p/>
          </draw:line>
          <draw:frame draw:style-name="gr17" draw:text-style-name="P8" draw:layer="layout" svg:width="1.747cm" svg:height="0.717cm" svg:x="14.656cm" svg:y="8.611cm">
            <draw:text-box>
              <text:p><text:span text:style-name="T4">HTML5</text:span></text:p>
            </draw:text-box>
          </draw:frame>
          <draw:line draw:style-name="gr12" draw:text-style-name="P7" draw:layer="layout" svg:x1="14.91cm" svg:y1="10.211cm" svg:x2="19.99cm" svg:y2="10.211cm">
            <text:p/>
          </draw:line>
          <draw:line draw:style-name="gr13" draw:text-style-name="P7" draw:layer="layout" svg:x1="14.91cm" svg:y1="10.211cm" svg:x2="17.45cm" svg:y2="10.211cm">
            <text:p/>
          </draw:line>
          <draw:frame draw:style-name="gr18" draw:text-style-name="P8" draw:layer="layout" svg:width="1.27cm" svg:height="0.717cm" svg:x="14.656cm" svg:y="9.5cm">
            <draw:text-box>
              <text:p><text:span text:style-name="T4">CSS</text:span></text:p>
            </draw:text-box>
          </draw:frame>
          <draw:line draw:style-name="gr12" draw:text-style-name="P7" draw:layer="layout" svg:x1="14.91cm" svg:y1="11.1cm" svg:x2="19.99cm" svg:y2="11.1cm">
            <text:p/>
          </draw:line>
          <draw:line draw:style-name="gr13" draw:text-style-name="P7" draw:layer="layout" svg:x1="14.91cm" svg:y1="11.1cm" svg:x2="16.942cm" svg:y2="11.1cm">
            <text:p/>
          </draw:line>
          <draw:frame draw:style-name="gr19" draw:text-style-name="P8" draw:layer="layout" svg:width="2.217cm" svg:height="0.717cm" svg:x="14.656cm" svg:y="10.389cm">
            <draw:text-box>
              <text:p><text:span text:style-name="T4">Javascript</text:span></text:p>
            </draw:text-box>
          </draw:frame>
          <draw:line draw:style-name="gr12" draw:text-style-name="P7" draw:layer="layout" svg:x1="14.91cm" svg:y1="11.989cm" svg:x2="19.99cm" svg:y2="11.989cm">
            <text:p/>
          </draw:line>
          <draw:line draw:style-name="gr13" draw:text-style-name="P7" draw:layer="layout" svg:x1="14.91cm" svg:y1="11.989cm" svg:x2="16.434cm" svg:y2="11.989cm">
            <text:p/>
          </draw:line>
          <draw:frame draw:style-name="gr20" draw:text-style-name="P8" draw:layer="layout" svg:width="0.752cm" svg:height="0.717cm" svg:x="14.656cm" svg:y="11.278cm">
            <draw:text-box>
              <text:p><text:span text:style-name="T4">C</text:span></text:p>
            </draw:text-box>
          </draw:frame>
        </draw:g>
        <draw:frame draw:style-name="gr21" draw:text-style-name="P6" draw:layer="layout" svg:width="3.288cm" svg:height="0.929cm" svg:x="14.656cm" svg:y="12.497cm">
          <draw:text-box>
            <text:p><text:span text:style-name="T3">Languages</text:span></text:p>
          </draw:text-box>
        </draw:frame>
        <draw:line draw:style-name="gr10" draw:text-style-name="P7" draw:layer="layout" svg:x1="14.91cm" svg:y1="13.386cm" svg:x2="20.498cm" svg:y2="13.386cm">
          <text:p/>
        </draw:line>
        <draw:g>
          <draw:frame draw:style-name="gr22" draw:text-style-name="P8" draw:layer="layout" svg:width="1.535cm" svg:height="0.717cm" svg:x="14.656cm" svg:y="13.513cm">
            <draw:text-box>
              <text:p><text:span text:style-name="T4">Dutch</text:span></text:p>
            </draw:text-box>
          </draw:frame>
          <draw:g>
            <draw:custom-shape draw:style-name="gr23" draw:text-style-name="P9" draw:layer="layout" svg:width="0.381cm" svg:height="0.381cm" svg:x="17.577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4" draw:text-style-name="P10" draw:layer="layout" svg:width="2.491cm" svg:height="0.674cm" svg:x="17.499cm" svg:y="14.605cm">
            <draw:text-box>
              <text:p><text:span text:style-name="T5">native speaker</text:span></text:p>
            </draw:text-box>
          </draw:frame>
          <draw:frame draw:style-name="gr25" draw:text-style-name="P8" draw:layer="layout" svg:width="1.78cm" svg:height="0.717cm" svg:x="14.656cm" svg:y="15.291cm">
            <draw:text-box>
              <text:p><text:span text:style-name="T4">English</text:span></text:p>
            </draw:text-box>
          </draw:frame>
          <draw:g>
            <draw:custom-shape draw:style-name="gr23" draw:text-style-name="P9" draw:layer="layout" svg:width="0.381cm" svg:height="0.381cm" svg:x="17.577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6" draw:text-style-name="P10" draw:layer="layout" svg:width="2.61cm" svg:height="0.674cm" svg:x="17.38cm" svg:y="16.402cm">
            <draw:text-box>
              <text:p><text:span text:style-name="T5">business fluent</text:span></text:p>
            </draw:text-box>
          </draw:frame>
          <draw:frame draw:style-name="gr27" draw:text-style-name="P8" draw:layer="layout" svg:width="1.903cm" svg:height="0.717cm" svg:x="14.663cm" svg:y="17.069cm">
            <draw:text-box>
              <text:p><text:span text:style-name="T4">German</text:span></text:p>
            </draw:text-box>
          </draw:frame>
          <draw:g>
            <draw:custom-shape draw:style-name="gr23" draw:text-style-name="P9" draw:layer="layout" svg:width="0.381cm" svg:height="0.381cm" svg:x="17.584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92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108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61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9" draw:text-style-name="P13" draw:layer="layout" svg:width="3.592cm" svg:height="1.097cm" svg:x="16.398cm" svg:y="18.172cm">
            <draw:text-box>
              <text:p text:style-name="P12"><text:span text:style-name="T5">intermediate working</text:span></text:p>
              <text:p text:style-name="P12"><text:span text:style-name="T5">proficiency</text:span></text:p>
            </draw:text-box>
          </draw:frame>
        </draw:g>
      </draw:page>
      <draw:page draw:name="page2" draw:style-name="dp1" draw:master-page-name="Default">
        <draw:custom-shape draw:style-name="gr1" draw:text-style-name="P1" draw:layer="layout" svg:width="6.35cm" svg:height="29.693cm" svg:x="14.656cm" svg:y="-0.0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.031cm" svg:height="3.556cm" svg:x="-0.012cm" svg:y="-0.0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022cm" svg:height="1.182cm" svg:x="7.492cm" svg:y="0.991cm">
          <draw:text-box>
            <text:p><text:span text:style-name="T1">Lisanne Simons</text:span></text:p>
          </draw:text-box>
        </draw:frame>
        <draw:g>
          <draw:frame draw:style-name="gr4" draw:text-style-name="P4" draw:layer="layout" svg:width="0.508cm" svg:height="0.508cm" svg:x="12.084cm" svg:y="2.515cm">
            <draw:image xlink:href="Pictures/10000201000000F0000000F0EBEDB0DC6E68A5F7.png" xlink:type="simple" xlink:show="embed" xlink:actuate="onLoad" loext:mime-type="image/png">
              <text:p/>
            </draw:image>
          </draw:frame>
          <draw:frame draw:style-name="gr5" draw:text-style-name="P5" draw:layer="layout" svg:width="2.794cm" svg:height="0.513cm" svg:x="12.846cm" svg:y="2.515cm">
            <draw:text-box>
              <text:p><text:span text:style-name="T2">lisannesimons</text:span></text:p>
            </draw:text-box>
          </draw:frame>
          <draw:frame draw:style-name="gr4" draw:text-style-name="P4" draw:layer="layout" svg:width="0.508cm" svg:height="0.508cm" svg:x="16.148cm" svg:y="2.515cm">
            <draw:image xlink:href="Pictures/10000201000000F0000000F05FEC18D7E0E5041A.png" xlink:type="simple" xlink:show="embed" xlink:actuate="onLoad" loext:mime-type="image/png">
              <text:p/>
            </draw:image>
          </draw:frame>
          <draw:frame draw:style-name="gr6" draw:text-style-name="P5" draw:layer="layout" svg:width="2.834cm" svg:height="0.509cm" svg:x="16.91cm" svg:y="2.515cm">
            <draw:text-box>
              <text:p><text:span text:style-name="T2">SimonsLisanne</text:span></text:p>
            </draw:text-box>
          </draw:frame>
          <draw:frame draw:style-name="gr4" draw:text-style-name="P4" draw:layer="layout" svg:width="0.559cm" svg:height="0.559cm" svg:x="1.263cm" svg:y="2.515cm">
            <draw:image xlink:href="Pictures/10000201000000F0000000F0FB6216F78F8D86D4.png" xlink:type="simple" xlink:show="embed" xlink:actuate="onLoad" loext:mime-type="image/png">
              <text:p/>
            </draw:image>
          </draw:frame>
          <draw:frame draw:style-name="gr7" draw:text-style-name="P5" draw:layer="layout" svg:width="4.699cm" svg:height="0.509cm" svg:x="2.076cm" svg:y="2.515cm">
            <draw:text-box>
              <text:p><text:span text:style-name="T2">hello@lisannesimons.eu</text:span></text:p>
            </draw:text-box>
          </draw:frame>
          <draw:frame draw:style-name="gr4" draw:text-style-name="P4" draw:layer="layout" svg:width="0.508cm" svg:height="0.508cm" svg:x="7.283cm" svg:y="2.515cm">
            <draw:image xlink:href="Pictures/10000201000000F0000000F0EB3AD18C49D13B3F.png" xlink:type="simple" xlink:show="embed" xlink:actuate="onLoad" loext:mime-type="image/png">
              <text:p/>
            </draw:image>
          </draw:frame>
          <draw:frame draw:style-name="gr8" draw:text-style-name="P5" draw:layer="layout" svg:width="3.533cm" svg:height="0.509cm" svg:x="7.874cm" svg:y="2.515cm">
            <draw:text-box>
              <text:p><text:span text:style-name="T2">(+31) 6 33 33 55 43</text:span></text:p>
            </draw:text-box>
          </draw:frame>
        </draw:g>
        <draw:frame draw:style-name="gr9" draw:text-style-name="P6" draw:layer="layout" svg:width="1.899cm" svg:height="0.929cm" svg:x="14.656cm" svg:y="4.039cm">
          <draw:text-box>
            <text:p><text:span text:style-name="T3">Skills</text:span></text:p>
          </draw:text-box>
        </draw:frame>
        <draw:line draw:style-name="gr10" draw:text-style-name="P7" draw:layer="layout" svg:x1="14.91cm" svg:y1="4.928cm" svg:x2="20.498cm" svg:y2="4.928cm">
          <text:p/>
        </draw:line>
        <draw:g>
          <draw:frame draw:style-name="gr11" draw:text-style-name="P8" draw:layer="layout" svg:width="2.809cm" svg:height="0.717cm" svg:x="14.656cm" svg:y="5.055cm">
            <draw:text-box>
              <text:p><text:span text:style-name="T4">SPSS (syntax)</text:span></text:p>
            </draw:text-box>
          </draw:frame>
          <draw:g>
            <draw:line draw:style-name="gr12" draw:text-style-name="P7" draw:layer="layout" svg:x1="14.91cm" svg:y1="5.766cm" svg:x2="19.99cm" svg:y2="5.766cm">
              <text:p/>
            </draw:line>
            <draw:line draw:style-name="gr13" draw:text-style-name="P7" draw:layer="layout" svg:x1="14.91cm" svg:y1="5.766cm" svg:x2="18.974cm" svg:y2="5.766cm">
              <text:p/>
            </draw:line>
          </draw:g>
          <draw:line draw:style-name="gr12" draw:text-style-name="P7" draw:layer="layout" svg:x1="14.91cm" svg:y1="6.655cm" svg:x2="19.99cm" svg:y2="6.655cm">
            <text:p/>
          </draw:line>
          <draw:line draw:style-name="gr13" draw:text-style-name="P7" draw:layer="layout" svg:x1="14.91cm" svg:y1="6.655cm" svg:x2="16.942cm" svg:y2="6.655cm">
            <text:p/>
          </draw:line>
          <draw:frame draw:style-name="gr14" draw:text-style-name="P8" draw:layer="layout" svg:width="0.743cm" svg:height="0.717cm" svg:x="14.656cm" svg:y="5.944cm">
            <draw:text-box>
              <text:p><text:span text:style-name="T4">R</text:span></text:p>
            </draw:text-box>
          </draw:frame>
          <draw:line draw:style-name="gr12" draw:text-style-name="P7" draw:layer="layout" svg:x1="14.91cm" svg:y1="7.544cm" svg:x2="19.99cm" svg:y2="7.544cm">
            <text:p/>
          </draw:line>
          <draw:line draw:style-name="gr13" draw:text-style-name="P7" draw:layer="layout" svg:x1="14.91cm" svg:y1="7.544cm" svg:x2="17.45cm" svg:y2="7.544cm">
            <text:p/>
          </draw:line>
          <draw:frame draw:style-name="gr15" draw:text-style-name="P8" draw:layer="layout" svg:width="1.717cm" svg:height="0.717cm" svg:x="14.656cm" svg:y="6.833cm">
            <draw:text-box>
              <text:p><text:span text:style-name="T4">Python</text:span></text:p>
            </draw:text-box>
          </draw:frame>
          <draw:line draw:style-name="gr12" draw:text-style-name="P7" draw:layer="layout" svg:x1="14.91cm" svg:y1="8.433cm" svg:x2="19.99cm" svg:y2="8.433cm">
            <text:p/>
          </draw:line>
          <draw:line draw:style-name="gr13" draw:text-style-name="P7" draw:layer="layout" svg:x1="14.91cm" svg:y1="8.433cm" svg:x2="16.434cm" svg:y2="8.433cm">
            <text:p/>
          </draw:line>
          <draw:frame draw:style-name="gr16" draw:text-style-name="P8" draw:layer="layout" svg:width="3.364cm" svg:height="0.717cm" svg:x="14.656cm" svg:y="7.722cm">
            <draw:text-box>
              <text:p><text:span text:style-name="T4">MySQL/MariaDB</text:span></text:p>
            </draw:text-box>
          </draw:frame>
          <draw:line draw:style-name="gr12" draw:text-style-name="P7" draw:layer="layout" svg:x1="14.91cm" svg:y1="9.322cm" svg:x2="19.99cm" svg:y2="9.322cm">
            <text:p/>
          </draw:line>
          <draw:line draw:style-name="gr13" draw:text-style-name="P7" draw:layer="layout" svg:x1="14.91cm" svg:y1="9.322cm" svg:x2="17.45cm" svg:y2="9.322cm">
            <text:p/>
          </draw:line>
          <draw:frame draw:style-name="gr17" draw:text-style-name="P8" draw:layer="layout" svg:width="1.747cm" svg:height="0.717cm" svg:x="14.656cm" svg:y="8.611cm">
            <draw:text-box>
              <text:p><text:span text:style-name="T4">HTML5</text:span></text:p>
            </draw:text-box>
          </draw:frame>
          <draw:line draw:style-name="gr12" draw:text-style-name="P7" draw:layer="layout" svg:x1="14.91cm" svg:y1="10.211cm" svg:x2="19.99cm" svg:y2="10.211cm">
            <text:p/>
          </draw:line>
          <draw:line draw:style-name="gr13" draw:text-style-name="P7" draw:layer="layout" svg:x1="14.91cm" svg:y1="10.211cm" svg:x2="17.45cm" svg:y2="10.211cm">
            <text:p/>
          </draw:line>
          <draw:frame draw:style-name="gr18" draw:text-style-name="P8" draw:layer="layout" svg:width="1.27cm" svg:height="0.717cm" svg:x="14.656cm" svg:y="9.5cm">
            <draw:text-box>
              <text:p><text:span text:style-name="T4">CSS</text:span></text:p>
            </draw:text-box>
          </draw:frame>
          <draw:line draw:style-name="gr12" draw:text-style-name="P7" draw:layer="layout" svg:x1="14.91cm" svg:y1="11.1cm" svg:x2="19.99cm" svg:y2="11.1cm">
            <text:p/>
          </draw:line>
          <draw:line draw:style-name="gr13" draw:text-style-name="P7" draw:layer="layout" svg:x1="14.91cm" svg:y1="11.1cm" svg:x2="16.942cm" svg:y2="11.1cm">
            <text:p/>
          </draw:line>
          <draw:frame draw:style-name="gr19" draw:text-style-name="P8" draw:layer="layout" svg:width="2.217cm" svg:height="0.717cm" svg:x="14.656cm" svg:y="10.389cm">
            <draw:text-box>
              <text:p><text:span text:style-name="T4">Javascript</text:span></text:p>
            </draw:text-box>
          </draw:frame>
          <draw:line draw:style-name="gr12" draw:text-style-name="P7" draw:layer="layout" svg:x1="14.91cm" svg:y1="11.989cm" svg:x2="19.99cm" svg:y2="11.989cm">
            <text:p/>
          </draw:line>
          <draw:line draw:style-name="gr13" draw:text-style-name="P7" draw:layer="layout" svg:x1="14.91cm" svg:y1="11.989cm" svg:x2="16.434cm" svg:y2="11.989cm">
            <text:p/>
          </draw:line>
          <draw:frame draw:style-name="gr20" draw:text-style-name="P8" draw:layer="layout" svg:width="0.752cm" svg:height="0.717cm" svg:x="14.656cm" svg:y="11.278cm">
            <draw:text-box>
              <text:p><text:span text:style-name="T4">C</text:span></text:p>
            </draw:text-box>
          </draw:frame>
        </draw:g>
        <draw:frame draw:style-name="gr21" draw:text-style-name="P6" draw:layer="layout" svg:width="3.288cm" svg:height="0.929cm" svg:x="14.656cm" svg:y="12.497cm">
          <draw:text-box>
            <text:p><text:span text:style-name="T3">Languages</text:span></text:p>
          </draw:text-box>
        </draw:frame>
        <draw:line draw:style-name="gr10" draw:text-style-name="P7" draw:layer="layout" svg:x1="14.91cm" svg:y1="13.386cm" svg:x2="20.498cm" svg:y2="13.386cm">
          <text:p/>
        </draw:line>
        <draw:g>
          <draw:frame draw:style-name="gr22" draw:text-style-name="P8" draw:layer="layout" svg:width="1.535cm" svg:height="0.717cm" svg:x="14.656cm" svg:y="13.513cm">
            <draw:text-box>
              <text:p><text:span text:style-name="T4">Dutch</text:span></text:p>
            </draw:text-box>
          </draw:frame>
          <draw:g>
            <draw:custom-shape draw:style-name="gr23" draw:text-style-name="P9" draw:layer="layout" svg:width="0.381cm" svg:height="0.381cm" svg:x="17.577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4" draw:text-style-name="P10" draw:layer="layout" svg:width="2.491cm" svg:height="0.674cm" svg:x="17.499cm" svg:y="14.605cm">
            <draw:text-box>
              <text:p><text:span text:style-name="T5">native speaker</text:span></text:p>
            </draw:text-box>
          </draw:frame>
          <draw:frame draw:style-name="gr25" draw:text-style-name="P8" draw:layer="layout" svg:width="1.78cm" svg:height="0.717cm" svg:x="14.656cm" svg:y="15.291cm">
            <draw:text-box>
              <text:p><text:span text:style-name="T4">English</text:span></text:p>
            </draw:text-box>
          </draw:frame>
          <draw:g>
            <draw:custom-shape draw:style-name="gr23" draw:text-style-name="P9" draw:layer="layout" svg:width="0.381cm" svg:height="0.381cm" svg:x="17.577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6" draw:text-style-name="P10" draw:layer="layout" svg:width="2.61cm" svg:height="0.674cm" svg:x="17.38cm" svg:y="16.402cm">
            <draw:text-box>
              <text:p><text:span text:style-name="T5">business fluent</text:span></text:p>
            </draw:text-box>
          </draw:frame>
          <draw:frame draw:style-name="gr27" draw:text-style-name="P8" draw:layer="layout" svg:width="1.903cm" svg:height="0.717cm" svg:x="14.663cm" svg:y="17.069cm">
            <draw:text-box>
              <text:p><text:span text:style-name="T4">German</text:span></text:p>
            </draw:text-box>
          </draw:frame>
          <draw:g>
            <draw:custom-shape draw:style-name="gr23" draw:text-style-name="P9" draw:layer="layout" svg:width="0.381cm" svg:height="0.381cm" svg:x="17.584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92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108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61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9" draw:text-style-name="P13" draw:layer="layout" svg:width="3.592cm" svg:height="1.097cm" svg:x="16.398cm" svg:y="18.172cm">
            <draw:text-box>
              <text:p text:style-name="P12"><text:span text:style-name="T5">intermediate working</text:span></text:p>
              <text:p text:style-name="P12"><text:span text:style-name="T5">proficiency</text:span></text:p>
            </draw:text-box>
          </draw:frame>
        </draw:g>
        <draw:frame draw:style-name="gr30" draw:text-style-name="P14" draw:layer="layout" svg:width="3.406cm" svg:height="1.013cm" svg:x="0.508cm" svg:y="6.655cm">
          <draw:text-box>
            <text:p><text:span text:style-name="T6">Education</text:span></text:p>
          </draw:text-box>
        </draw:frame>
        <draw:line draw:style-name="gr10" draw:text-style-name="P7" draw:layer="layout" svg:x1="0.762cm" svg:y1="7.62cm" svg:x2="13.97cm" svg:y2="7.62cm">
          <text:p/>
        </draw:line>
        <draw:frame draw:style-name="gr31" draw:text-style-name="P5" draw:layer="layout" svg:width="13.716cm" svg:height="2.623cm" svg:x="0.508cm" svg:y="4.039cm">
          <draw:text-box>
            <text:p><text:span text:style-name="T7">A recent graduate from RWTH Aachen University with knowledge on communication science and the fundamentals of computer science. Has experience with empirical human-centered research.</text:span><text:span text:style-name="T2"> </text:span></text:p>
          </draw:text-box>
        </draw:frame>
        <draw:frame draw:style-name="gr32" draw:text-style-name="P15" draw:layer="layout" svg:width="5.176cm" svg:height="0.759cm" svg:x="4.216cm" svg:y="9.068cm">
          <draw:text-box>
            <text:p><text:span text:style-name="T8">RWTH Aachen University</text:span></text:p>
          </draw:text-box>
        </draw:frame>
        <draw:frame draw:style-name="gr33" draw:text-style-name="P17" draw:layer="layout" svg:width="3.719cm" svg:height="0.717cm" svg:x="0.508cm" svg:y="8.128cm">
          <draw:text-box>
            <text:p text:style-name="P16"><text:span text:style-name="T4">10/2018 –06/ 2020</text:span></text:p>
          </draw:text-box>
        </draw:frame>
        <draw:frame draw:style-name="gr34" draw:text-style-name="P18" draw:layer="layout" svg:width="10.16cm" svg:height="1.183cm" svg:x="4.216cm" svg:y="8.128cm">
          <draw:text-box>
            <text:p><text:span text:style-name="T9">Master Technical Communication Fundamentals of Computer Science</text:span></text:p>
          </draw:text-box>
        </draw:frame>
        <draw:frame draw:style-name="gr32" draw:text-style-name="P15" draw:layer="layout" svg:width="5.176cm" svg:height="0.759cm" svg:x="4.216cm" svg:y="10.77cm">
          <draw:text-box>
            <text:p><text:span text:style-name="T8">RWTH Aachen University</text:span></text:p>
          </draw:text-box>
        </draw:frame>
        <draw:frame draw:style-name="gr35" draw:text-style-name="P17" draw:layer="layout" svg:width="3.647cm" svg:height="0.717cm" svg:x="0.508cm" svg:y="9.83cm">
          <draw:text-box>
            <text:p text:style-name="P16"><text:span text:style-name="T4">10/2015 – 08/2018</text:span></text:p>
          </draw:text-box>
        </draw:frame>
        <draw:frame draw:style-name="gr34" draw:text-style-name="P18" draw:layer="layout" svg:width="10.16cm" svg:height="1.183cm" svg:x="4.216cm" svg:y="9.83cm">
          <draw:text-box>
            <text:p><text:span text:style-name="T9">Bachelor Technical Communication Fundamentals of Computer Science</text:span></text:p>
          </draw:text-box>
        </draw:frame>
        <draw:frame draw:style-name="gr32" draw:text-style-name="P15" draw:layer="layout" svg:width="5.176cm" svg:height="0.759cm" svg:x="4.216cm" svg:y="12.472cm">
          <draw:text-box>
            <text:p><text:span text:style-name="T8">Charlemagne College</text:span></text:p>
          </draw:text-box>
        </draw:frame>
        <draw:frame draw:style-name="gr36" draw:text-style-name="P17" draw:layer="layout" svg:width="3.762cm" svg:height="0.717cm" svg:x="0.508cm" svg:y="11.532cm">
          <draw:text-box>
            <text:p text:style-name="P16"><text:span text:style-name="T4">08/2009 – 07/2015</text:span></text:p>
          </draw:text-box>
        </draw:frame>
        <draw:frame draw:style-name="gr34" draw:text-style-name="P18" draw:layer="layout" svg:width="10.16cm" svg:height="1.183cm" svg:x="4.216cm" svg:y="11.532cm">
          <draw:text-box>
            <text:p><text:span text:style-name="T9">Bilingual University Preparatory Education </text:span></text:p>
            <text:p><text:span text:style-name="T9">(</text:span><text:span text:style-name="T10">tweetalig gymnasium</text:span><text:span text:style-name="T9">)</text:span></text:p>
          </draw:text-box>
        </draw:frame>
        <draw:frame draw:style-name="gr37" draw:text-style-name="P14" draw:layer="layout" svg:width="5.447cm" svg:height="1.013cm" svg:x="0.509cm" svg:y="13.487cm">
          <draw:text-box>
            <text:p><text:span text:style-name="T6">Work Experience</text:span></text:p>
          </draw:text-box>
        </draw:frame>
        <draw:line draw:style-name="gr10" draw:text-style-name="P7" draw:layer="layout" svg:x1="0.763cm" svg:y1="14.452cm" svg:x2="13.971cm" svg:y2="14.452cm">
          <text:p/>
        </draw:line>
        <draw:frame draw:style-name="gr38" draw:text-style-name="P15" draw:layer="layout" svg:width="9.913cm" svg:height="1.775cm" svg:x="4.217cm" svg:y="15.418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39" draw:text-style-name="P17" draw:layer="layout" svg:width="3.681cm" svg:height="0.717cm" svg:x="0.509cm" svg:y="14.96cm">
          <draw:text-box>
            <text:p text:style-name="P16"><text:span text:style-name="T4">09/2020 – present</text:span></text:p>
          </draw:text-box>
        </draw:frame>
        <draw:frame draw:style-name="gr18" draw:text-style-name="P18" draw:layer="layout" svg:width="10.16cm" svg:height="0.717cm" svg:x="4.217cm" svg:y="14.96cm">
          <draw:text-box>
            <text:p><text:span text:style-name="T9">Research Assistant</text:span></text:p>
          </draw:text-box>
        </draw:frame>
        <draw:frame draw:style-name="gr38" draw:text-style-name="P15" draw:layer="layout" svg:width="9.913cm" svg:height="1.775cm" svg:x="4.217cm" svg:y="17.654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40" draw:text-style-name="P17" draw:layer="layout" svg:width="3.741cm" svg:height="0.717cm" svg:x="0.509cm" svg:y="17.196cm">
          <draw:text-box>
            <text:p text:style-name="P16"><text:span text:style-name="T4">05/2017 – 08/2020</text:span></text:p>
          </draw:text-box>
        </draw:frame>
        <draw:frame draw:style-name="gr18" draw:text-style-name="P18" draw:layer="layout" svg:width="10.16cm" svg:height="0.717cm" svg:x="4.217cm" svg:y="17.196cm">
          <draw:text-box>
            <text:p><text:span text:style-name="T9">Student Research Assistant</text:span></text:p>
          </draw:text-box>
        </draw:frame>
        <draw:frame draw:style-name="gr32" draw:text-style-name="P15" draw:layer="layout" svg:width="5.176cm" svg:height="0.759cm" svg:x="4.217cm" svg:y="19.889cm">
          <draw:text-box>
            <text:p><text:span text:style-name="T8">Mediaan</text:span></text:p>
          </draw:text-box>
        </draw:frame>
        <draw:frame draw:style-name="gr41" draw:text-style-name="P17" draw:layer="layout" svg:width="3.724cm" svg:height="0.717cm" svg:x="0.509cm" svg:y="19.431cm">
          <draw:text-box>
            <text:p text:style-name="P16"><text:span text:style-name="T4">07/2018 – 10/2018 </text:span></text:p>
          </draw:text-box>
        </draw:frame>
        <draw:frame draw:style-name="gr18" draw:text-style-name="P18" draw:layer="layout" svg:width="10.16cm" svg:height="0.717cm" svg:x="4.217cm" svg:y="19.431cm">
          <draw:text-box>
            <text:p><text:span text:style-name="T9">Summer intern</text:span></text:p>
          </draw:text-box>
        </draw:frame>
        <draw:frame draw:style-name="gr32" draw:text-style-name="P15" draw:layer="layout" svg:width="5.176cm" svg:height="0.759cm" svg:x="4.217cm" svg:y="21.108cm">
          <draw:text-box>
            <text:p><text:span text:style-name="T8">Eventief</text:span></text:p>
          </draw:text-box>
        </draw:frame>
        <draw:frame draw:style-name="gr42" draw:text-style-name="P17" draw:layer="layout" svg:width="2.589cm" svg:height="0.717cm" svg:x="0.509cm" svg:y="20.65cm">
          <draw:text-box>
            <text:p text:style-name="P16"><text:span text:style-name="T4">2014 – 2016</text:span></text:p>
          </draw:text-box>
        </draw:frame>
        <draw:frame draw:style-name="gr18" draw:text-style-name="P18" draw:layer="layout" svg:width="10.16cm" svg:height="0.717cm" svg:x="4.217cm" svg:y="20.65cm">
          <draw:text-box>
            <text:p><text:span text:style-name="T9">Hostess &amp; Children’s entertainment</text:span></text:p>
          </draw:text-box>
        </draw:frame>
        <draw:frame draw:style-name="gr43" draw:text-style-name="P14" draw:layer="layout" svg:width="4.308cm" svg:height="1.013cm" svg:x="0.509cm" svg:y="22.123cm">
          <draw:text-box>
            <text:p><text:span text:style-name="T6">Volunteering</text:span></text:p>
          </draw:text-box>
        </draw:frame>
        <draw:line draw:style-name="gr10" draw:text-style-name="P7" draw:layer="layout" svg:x1="0.763cm" svg:y1="23.088cm" svg:x2="13.971cm" svg:y2="23.088cm">
          <text:p/>
        </draw:line>
        <draw:frame draw:style-name="gr44" draw:text-style-name="P15" draw:layer="layout" svg:width="9.866cm" svg:height="1.775cm" svg:x="4.211cm" svg:y="24.057cm">
          <draw:text-box>
            <text:p><text:span text:style-name="T8">K.A.V. Alcuinus: the student association for </text:span></text:p>
            <text:p><text:span text:style-name="T8">Dutch students who study in Aachen. Fulfilled the </text:span></text:p>
            <text:p><text:span text:style-name="T8">roles of assessor, treasurer and president. </text:span></text:p>
          </draw:text-box>
        </draw:frame>
        <draw:frame draw:style-name="gr45" draw:text-style-name="P17" draw:layer="layout" svg:width="3.656cm" svg:height="0.717cm" svg:x="0.509cm" svg:y="23.596cm">
          <draw:text-box>
            <text:p text:style-name="P16"><text:span text:style-name="T4">10/2016 – 05/2019</text:span></text:p>
          </draw:text-box>
        </draw:frame>
        <draw:frame draw:style-name="gr18" draw:text-style-name="P18" draw:layer="layout" svg:width="10.16cm" svg:height="0.717cm" svg:x="4.217cm" svg:y="23.596cm">
          <draw:text-box>
            <text:p><text:span text:style-name="T9">Board member</text:span></text:p>
          </draw:text-box>
        </draw:frame>
        <draw:frame draw:style-name="gr46" draw:text-style-name="P14" draw:layer="layout" svg:width="6.573cm" svg:height="1.013cm" svg:x="0.509cm" svg:y="26.086cm">
          <draw:text-box>
            <text:p><text:span text:style-name="T6">Want to learn more? </text:span></text:p>
          </draw:text-box>
        </draw:frame>
        <draw:line draw:style-name="gr10" draw:text-style-name="P7" draw:layer="layout" svg:x1="0.763cm" svg:y1="27.051cm" svg:x2="13.971cm" svg:y2="27.051cm">
          <text:p/>
        </draw:line>
        <draw:frame draw:style-name="gr47" draw:text-style-name="P17" draw:layer="layout" svg:width="12.153cm" svg:height="0.717cm" svg:x="0.509cm" svg:y="27.559cm">
          <draw:text-box>
            <text:p text:style-name="P16"><text:span text:style-name="T4">Please visit </text:span><text:span text:style-name="T11"><text:a xlink:href="http://www.lisannesimons.eu/" xlink:type="simple">www.lisannesimons.eu</text:a></text:span><text:span text:style-name="T4"><text:s/>for more extensive information. </text:span></text:p>
          </draw:text-box>
        </draw:frame>
      </draw:page>
      <draw:page draw:name="page3" draw:style-name="dp1" draw:master-page-name="Default">
        <draw:custom-shape draw:style-name="gr48" draw:text-style-name="P19" draw:layer="layout" svg:width="6.35cm" svg:height="29.693cm" svg:x="14.656cm" svg:y="-0.02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21.221cm" svg:height="3.556cm" svg:x="-0.012cm" svg:y="-0.0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022cm" svg:height="1.182cm" svg:x="7.492cm" svg:y="0.991cm">
          <draw:text-box>
            <text:p><text:span text:style-name="T1">Lisanne Simons</text:span></text:p>
          </draw:text-box>
        </draw:frame>
        <draw:g>
          <draw:frame draw:style-name="gr4" draw:text-style-name="P4" draw:layer="layout" svg:width="0.508cm" svg:height="0.508cm" svg:x="12.084cm" svg:y="2.515cm">
            <draw:image xlink:href="Pictures/10000201000000F0000000F0EBEDB0DC6E68A5F7.png" xlink:type="simple" xlink:show="embed" xlink:actuate="onLoad" loext:mime-type="image/png">
              <text:p/>
            </draw:image>
          </draw:frame>
          <draw:frame draw:style-name="gr5" draw:text-style-name="P5" draw:layer="layout" svg:width="2.794cm" svg:height="0.513cm" svg:x="12.846cm" svg:y="2.515cm">
            <draw:text-box>
              <text:p text:style-name="P21"><text:span text:style-name="T2">lisannesimons</text:span></text:p>
            </draw:text-box>
          </draw:frame>
          <draw:frame draw:style-name="gr4" draw:text-style-name="P4" draw:layer="layout" svg:width="0.508cm" svg:height="0.508cm" svg:x="16.148cm" svg:y="2.515cm">
            <draw:image xlink:href="Pictures/10000201000000F0000000F05FEC18D7E0E5041A.png" xlink:type="simple" xlink:show="embed" xlink:actuate="onLoad" loext:mime-type="image/png">
              <text:p/>
            </draw:image>
          </draw:frame>
          <draw:frame draw:style-name="gr6" draw:text-style-name="P5" draw:layer="layout" svg:width="2.834cm" svg:height="0.509cm" svg:x="16.91cm" svg:y="2.515cm">
            <draw:text-box>
              <text:p text:style-name="P21"><text:span text:style-name="T2">SimonsLisanne</text:span></text:p>
            </draw:text-box>
          </draw:frame>
          <draw:frame draw:style-name="gr4" draw:text-style-name="P4" draw:layer="layout" svg:width="0.559cm" svg:height="0.559cm" svg:x="1.263cm" svg:y="2.515cm">
            <draw:image xlink:href="Pictures/10000201000000F0000000F0FB6216F78F8D86D4.png" xlink:type="simple" xlink:show="embed" xlink:actuate="onLoad" loext:mime-type="image/png">
              <text:p/>
            </draw:image>
          </draw:frame>
          <draw:frame draw:style-name="gr7" draw:text-style-name="P5" draw:layer="layout" svg:width="4.699cm" svg:height="0.509cm" svg:x="2.076cm" svg:y="2.515cm">
            <draw:text-box>
              <text:p text:style-name="P21"><text:span text:style-name="T2">hello@lisannesimons.eu</text:span></text:p>
            </draw:text-box>
          </draw:frame>
          <draw:frame draw:style-name="gr4" draw:text-style-name="P4" draw:layer="layout" svg:width="0.508cm" svg:height="0.508cm" svg:x="7.283cm" svg:y="2.515cm">
            <draw:image xlink:href="Pictures/10000201000000F0000000F0EB3AD18C49D13B3F.png" xlink:type="simple" xlink:show="embed" xlink:actuate="onLoad" loext:mime-type="image/png">
              <text:p/>
            </draw:image>
          </draw:frame>
          <draw:frame draw:style-name="gr8" draw:text-style-name="P5" draw:layer="layout" svg:width="3.533cm" svg:height="0.509cm" svg:x="7.874cm" svg:y="2.515cm">
            <draw:text-box>
              <text:p text:style-name="P21"><text:span text:style-name="T2">(+31) 6 33 33 55 43</text:span></text:p>
            </draw:text-box>
          </draw:frame>
        </draw:g>
        <draw:frame draw:style-name="gr9" draw:text-style-name="P6" draw:layer="layout" svg:width="1.899cm" svg:height="0.929cm" svg:x="14.656cm" svg:y="4.039cm">
          <draw:text-box>
            <text:p><text:span text:style-name="T3">Skills</text:span></text:p>
          </draw:text-box>
        </draw:frame>
        <draw:line draw:style-name="gr50" draw:text-style-name="P7" draw:layer="layout" svg:x1="14.91cm" svg:y1="4.928cm" svg:x2="20.498cm" svg:y2="4.928cm">
          <text:p/>
        </draw:line>
        <draw:frame draw:style-name="gr11" draw:text-style-name="P8" draw:layer="layout" svg:width="2.809cm" svg:height="0.717cm" svg:x="14.656cm" svg:y="5.055cm">
          <draw:text-box>
            <text:p><text:span text:style-name="T4">SPSS (syntax)</text:span></text:p>
          </draw:text-box>
        </draw:frame>
        <draw:line draw:style-name="gr51" draw:text-style-name="P22" draw:layer="layout" svg:x1="14.859cm" svg:y1="5.842cm" svg:x2="19.939cm" svg:y2="5.842cm">
          <text:p/>
        </draw:line>
        <draw:line draw:style-name="gr52" draw:text-style-name="P23" draw:layer="layout" svg:x1="14.859cm" svg:y1="5.842cm" svg:x2="18.923cm" svg:y2="5.842cm">
          <text:p/>
        </draw:line>
        <draw:line draw:style-name="gr51" draw:text-style-name="P22" draw:layer="layout" svg:x1="14.91cm" svg:y1="6.655cm" svg:x2="19.99cm" svg:y2="6.655cm">
          <text:p/>
        </draw:line>
        <draw:line draw:style-name="gr53" draw:text-style-name="P7" draw:layer="layout" svg:x1="14.91cm" svg:y1="6.655cm" svg:x2="16.942cm" svg:y2="6.655cm">
          <text:p/>
        </draw:line>
        <draw:frame draw:style-name="gr14" draw:text-style-name="P8" draw:layer="layout" svg:width="0.743cm" svg:height="0.717cm" svg:x="14.656cm" svg:y="5.944cm">
          <draw:text-box>
            <text:p><text:span text:style-name="T4">R</text:span></text:p>
          </draw:text-box>
        </draw:frame>
        <draw:line draw:style-name="gr51" draw:text-style-name="P22" draw:layer="layout" svg:x1="14.91cm" svg:y1="7.544cm" svg:x2="19.99cm" svg:y2="7.544cm">
          <text:p/>
        </draw:line>
        <draw:line draw:style-name="gr53" draw:text-style-name="P7" draw:layer="layout" svg:x1="14.91cm" svg:y1="7.544cm" svg:x2="17.45cm" svg:y2="7.544cm">
          <text:p/>
        </draw:line>
        <draw:frame draw:style-name="gr15" draw:text-style-name="P8" draw:layer="layout" svg:width="1.717cm" svg:height="0.717cm" svg:x="14.656cm" svg:y="6.833cm">
          <draw:text-box>
            <text:p><text:span text:style-name="T4">Python</text:span></text:p>
          </draw:text-box>
        </draw:frame>
        <draw:line draw:style-name="gr51" draw:text-style-name="P22" draw:layer="layout" svg:x1="14.91cm" svg:y1="8.433cm" svg:x2="19.99cm" svg:y2="8.433cm">
          <text:p/>
        </draw:line>
        <draw:frame draw:style-name="gr54" draw:text-style-name="P8" draw:layer="layout" svg:width="3.364cm" svg:height="0.717cm" svg:x="14.656cm" svg:y="7.722cm">
          <draw:text-box>
            <text:p><text:span text:style-name="T4">MySQL/MariaDB</text:span></text:p>
          </draw:text-box>
        </draw:frame>
        <draw:line draw:style-name="gr53" draw:text-style-name="P7" draw:layer="layout" svg:x1="14.91cm" svg:y1="8.433cm" svg:x2="16.434cm" svg:y2="8.433cm">
          <text:p/>
        </draw:line>
        <draw:line draw:style-name="gr55" draw:text-style-name="P22" draw:layer="layout" svg:x1="14.91cm" svg:y1="9.322cm" svg:x2="19.99cm" svg:y2="9.322cm">
          <text:p/>
        </draw:line>
        <draw:line draw:style-name="gr53" draw:text-style-name="P7" draw:layer="layout" svg:x1="14.91cm" svg:y1="9.322cm" svg:x2="17.45cm" svg:y2="9.322cm">
          <text:p/>
        </draw:line>
        <draw:frame draw:style-name="gr17" draw:text-style-name="P8" draw:layer="layout" svg:width="1.747cm" svg:height="0.717cm" svg:x="14.656cm" svg:y="8.611cm">
          <draw:text-box>
            <text:p><text:span text:style-name="T4">HTML5</text:span></text:p>
          </draw:text-box>
        </draw:frame>
        <draw:line draw:style-name="gr55" draw:text-style-name="P22" draw:layer="layout" svg:x1="14.91cm" svg:y1="10.211cm" svg:x2="19.99cm" svg:y2="10.211cm">
          <text:p/>
        </draw:line>
        <draw:line draw:style-name="gr53" draw:text-style-name="P7" draw:layer="layout" svg:x1="14.91cm" svg:y1="10.211cm" svg:x2="17.45cm" svg:y2="10.211cm">
          <text:p/>
        </draw:line>
        <draw:frame draw:style-name="gr18" draw:text-style-name="P8" draw:layer="layout" svg:width="1.27cm" svg:height="0.717cm" svg:x="14.656cm" svg:y="9.5cm">
          <draw:text-box>
            <text:p><text:span text:style-name="T4">CSS</text:span></text:p>
          </draw:text-box>
        </draw:frame>
        <draw:line draw:style-name="gr56" draw:text-style-name="P23" draw:layer="layout" svg:x1="14.91cm" svg:y1="11.1cm" svg:x2="19.99cm" svg:y2="11.1cm">
          <text:p/>
        </draw:line>
        <draw:frame draw:style-name="gr57" draw:text-style-name="P8" draw:layer="layout" svg:width="2.217cm" svg:height="0.717cm" svg:x="14.656cm" svg:y="10.389cm">
          <draw:text-box>
            <text:p><text:span text:style-name="T4">Javascript</text:span></text:p>
          </draw:text-box>
        </draw:frame>
        <draw:line draw:style-name="gr53" draw:text-style-name="P7" draw:layer="layout" svg:x1="14.91cm" svg:y1="11.1cm" svg:x2="16.942cm" svg:y2="11.1cm">
          <text:p/>
        </draw:line>
        <draw:line draw:style-name="gr58" draw:text-style-name="P23" draw:layer="layout" svg:x1="14.91cm" svg:y1="11.989cm" svg:x2="19.99cm" svg:y2="11.989cm">
          <text:p/>
        </draw:line>
        <draw:line draw:style-name="gr53" draw:text-style-name="P7" draw:layer="layout" svg:x1="14.91cm" svg:y1="11.989cm" svg:x2="16.434cm" svg:y2="11.989cm">
          <text:p/>
        </draw:line>
        <draw:frame draw:style-name="gr20" draw:text-style-name="P8" draw:layer="layout" svg:width="0.752cm" svg:height="0.717cm" svg:x="14.656cm" svg:y="11.278cm">
          <draw:text-box>
            <text:p><text:span text:style-name="T4">C</text:span></text:p>
          </draw:text-box>
        </draw:frame>
        <draw:frame draw:style-name="gr21" draw:text-style-name="P6" draw:layer="layout" svg:width="3.288cm" svg:height="0.929cm" svg:x="14.656cm" svg:y="12.497cm">
          <draw:text-box>
            <text:p><text:span text:style-name="T3">Languages</text:span></text:p>
          </draw:text-box>
        </draw:frame>
        <draw:line draw:style-name="gr50" draw:text-style-name="P7" draw:layer="layout" svg:x1="14.91cm" svg:y1="13.386cm" svg:x2="20.498cm" svg:y2="13.386cm">
          <text:p/>
        </draw:line>
        <draw:frame draw:style-name="gr22" draw:text-style-name="P8" draw:layer="layout" svg:width="1.535cm" svg:height="0.717cm" svg:x="14.656cm" svg:y="13.513cm">
          <draw:text-box>
            <text:p><text:span text:style-name="T4">Dutch</text:span></text:p>
          </draw:text-box>
        </draw:frame>
        <draw:g>
          <draw:custom-shape draw:style-name="gr59" draw:text-style-name="P24" draw:layer="layout" svg:width="0.381cm" svg:height="0.381cm" svg:x="17.577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085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593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101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609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4" draw:text-style-name="P25" draw:layer="layout" svg:width="2.491cm" svg:height="0.674cm" svg:x="17.499cm" svg:y="14.605cm">
          <draw:text-box>
            <text:p><text:span text:style-name="T12">native speaker</text:span></text:p>
          </draw:text-box>
        </draw:frame>
        <draw:frame draw:style-name="gr25" draw:text-style-name="P8" draw:layer="layout" svg:width="1.78cm" svg:height="0.717cm" svg:x="14.656cm" svg:y="15.291cm">
          <draw:text-box>
            <text:p><text:span text:style-name="T4">English</text:span></text:p>
          </draw:text-box>
        </draw:frame>
        <draw:g>
          <draw:custom-shape draw:style-name="gr59" draw:text-style-name="P24" draw:layer="layout" svg:width="0.381cm" svg:height="0.381cm" svg:x="17.577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085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593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101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609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25" draw:layer="layout" svg:width="2.61cm" svg:height="0.674cm" svg:x="17.38cm" svg:y="16.402cm">
          <draw:text-box>
            <text:p><text:span text:style-name="T12">business fluent</text:span></text:p>
          </draw:text-box>
        </draw:frame>
        <draw:frame draw:style-name="gr27" draw:text-style-name="P8" draw:layer="layout" svg:width="1.903cm" svg:height="0.717cm" svg:x="14.663cm" svg:y="17.069cm">
          <draw:text-box>
            <text:p><text:span text:style-name="T4">German</text:span></text:p>
          </draw:text-box>
        </draw:frame>
        <draw:custom-shape draw:style-name="gr59" draw:text-style-name="P24" draw:layer="layout" svg:width="0.381cm" svg:height="0.381cm" svg:x="17.584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0.381cm" svg:height="0.381cm" svg:x="18.092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0.381cm" svg:height="0.381cm" svg:x="18.6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6" draw:layer="layout" svg:width="0.381cm" svg:height="0.381cm" svg:x="19.108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6" draw:layer="layout" svg:width="0.381cm" svg:height="0.381cm" svg:x="19.616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7" draw:layer="layout" svg:width="3.592cm" svg:height="1.097cm" svg:x="16.398cm" svg:y="18.172cm">
          <draw:text-box>
            <text:p text:style-name="P12"><text:span text:style-name="T12">intermediate working</text:span></text:p>
            <text:p text:style-name="P12"><text:span text:style-name="T12">proficiency</text:span></text:p>
          </draw:text-box>
        </draw:frame>
        <draw:frame draw:style-name="gr30" draw:text-style-name="P14" draw:layer="layout" svg:width="3.406cm" svg:height="1.013cm" svg:x="0.508cm" svg:y="6.655cm">
          <draw:text-box>
            <text:p><text:span text:style-name="T6">Education</text:span></text:p>
          </draw:text-box>
        </draw:frame>
        <draw:line draw:style-name="gr50" draw:text-style-name="P7" draw:layer="layout" svg:x1="0.762cm" svg:y1="7.62cm" svg:x2="13.97cm" svg:y2="7.62cm">
          <text:p/>
        </draw:line>
        <draw:frame draw:style-name="gr31" draw:text-style-name="P5" draw:layer="layout" svg:width="13.716cm" svg:height="2.623cm" svg:x="0.508cm" svg:y="4.039cm">
          <draw:text-box>
            <text:p><text:span text:style-name="T7">A recent graduate from RWTH Aachen University with knowledge on communication science and the fundamentals of computer science. Has experience with empirical human-centered research.</text:span><text:span text:style-name="T2"> </text:span></text:p>
          </draw:text-box>
        </draw:frame>
        <draw:frame draw:style-name="gr32" draw:text-style-name="P15" draw:layer="layout" svg:width="5.176cm" svg:height="0.759cm" svg:x="4.216cm" svg:y="9.068cm">
          <draw:text-box>
            <text:p><text:span text:style-name="T8">RWTH Aachen University</text:span></text:p>
          </draw:text-box>
        </draw:frame>
        <draw:frame draw:style-name="gr33" draw:text-style-name="P17" draw:layer="layout" svg:width="3.719cm" svg:height="0.717cm" svg:x="0.508cm" svg:y="8.128cm">
          <draw:text-box>
            <text:p text:style-name="P16"><text:span text:style-name="T4">10/2018 –06/ 2020</text:span></text:p>
          </draw:text-box>
        </draw:frame>
        <draw:frame draw:style-name="gr34" draw:text-style-name="P18" draw:layer="layout" svg:width="10.16cm" svg:height="1.183cm" svg:x="4.216cm" svg:y="8.128cm">
          <draw:text-box>
            <text:p><text:span text:style-name="T9">Master Technical Communication Fundamentals of Computer Science</text:span></text:p>
          </draw:text-box>
        </draw:frame>
        <draw:frame draw:style-name="gr32" draw:text-style-name="P15" draw:layer="layout" svg:width="5.176cm" svg:height="0.759cm" svg:x="4.216cm" svg:y="10.77cm">
          <draw:text-box>
            <text:p><text:span text:style-name="T8">RWTH Aachen University</text:span></text:p>
          </draw:text-box>
        </draw:frame>
        <draw:frame draw:style-name="gr35" draw:text-style-name="P17" draw:layer="layout" svg:width="3.647cm" svg:height="0.717cm" svg:x="0.508cm" svg:y="9.83cm">
          <draw:text-box>
            <text:p text:style-name="P16"><text:span text:style-name="T4">10/2015 – 08/2018</text:span></text:p>
          </draw:text-box>
        </draw:frame>
        <draw:frame draw:style-name="gr34" draw:text-style-name="P18" draw:layer="layout" svg:width="10.16cm" svg:height="1.183cm" svg:x="4.216cm" svg:y="9.83cm">
          <draw:text-box>
            <text:p><text:span text:style-name="T9">Bachelor Technical Communication Fundamentals of Computer Science</text:span></text:p>
          </draw:text-box>
        </draw:frame>
        <draw:frame draw:style-name="gr32" draw:text-style-name="P15" draw:layer="layout" svg:width="5.176cm" svg:height="0.759cm" svg:x="4.216cm" svg:y="12.472cm">
          <draw:text-box>
            <text:p><text:span text:style-name="T8">Charlemagne College</text:span></text:p>
          </draw:text-box>
        </draw:frame>
        <draw:frame draw:style-name="gr36" draw:text-style-name="P17" draw:layer="layout" svg:width="3.762cm" svg:height="0.717cm" svg:x="0.508cm" svg:y="11.532cm">
          <draw:text-box>
            <text:p text:style-name="P16"><text:span text:style-name="T4">08/2009 – 07/2015</text:span></text:p>
          </draw:text-box>
        </draw:frame>
        <draw:frame draw:style-name="gr34" draw:text-style-name="P18" draw:layer="layout" svg:width="10.16cm" svg:height="1.183cm" svg:x="4.216cm" svg:y="11.532cm">
          <draw:text-box>
            <text:p><text:span text:style-name="T9">Bilingual University Preparatory Education </text:span></text:p>
            <text:p><text:span text:style-name="T9">(</text:span><text:span text:style-name="T10">tweetalig gymnasium</text:span><text:span text:style-name="T9">)</text:span></text:p>
          </draw:text-box>
        </draw:frame>
        <draw:frame draw:style-name="gr37" draw:text-style-name="P14" draw:layer="layout" svg:width="5.447cm" svg:height="1.013cm" svg:x="0.509cm" svg:y="13.487cm">
          <draw:text-box>
            <text:p><text:span text:style-name="T6">Work Experience</text:span></text:p>
          </draw:text-box>
        </draw:frame>
        <draw:line draw:style-name="gr50" draw:text-style-name="P7" draw:layer="layout" svg:x1="0.763cm" svg:y1="14.452cm" svg:x2="13.971cm" svg:y2="14.452cm">
          <text:p/>
        </draw:line>
        <draw:frame draw:style-name="gr38" draw:text-style-name="P15" draw:layer="layout" svg:width="9.913cm" svg:height="1.775cm" svg:x="4.217cm" svg:y="15.418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39" draw:text-style-name="P17" draw:layer="layout" svg:width="3.681cm" svg:height="0.717cm" svg:x="0.509cm" svg:y="14.96cm">
          <draw:text-box>
            <text:p text:style-name="P16"><text:span text:style-name="T4">09/2020 – present</text:span></text:p>
          </draw:text-box>
        </draw:frame>
        <draw:frame draw:style-name="gr18" draw:text-style-name="P18" draw:layer="layout" svg:width="10.16cm" svg:height="0.717cm" svg:x="4.217cm" svg:y="14.96cm">
          <draw:text-box>
            <text:p><text:span text:style-name="T9">Research Assistant</text:span></text:p>
          </draw:text-box>
        </draw:frame>
        <draw:frame draw:style-name="gr38" draw:text-style-name="P15" draw:layer="layout" svg:width="9.913cm" svg:height="1.775cm" svg:x="4.217cm" svg:y="17.654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40" draw:text-style-name="P17" draw:layer="layout" svg:width="3.741cm" svg:height="0.717cm" svg:x="0.509cm" svg:y="17.196cm">
          <draw:text-box>
            <text:p text:style-name="P16"><text:span text:style-name="T4">05/2017 – 08/2020</text:span></text:p>
          </draw:text-box>
        </draw:frame>
        <draw:frame draw:style-name="gr18" draw:text-style-name="P18" draw:layer="layout" svg:width="10.16cm" svg:height="0.717cm" svg:x="4.217cm" svg:y="17.196cm">
          <draw:text-box>
            <text:p><text:span text:style-name="T9">Student Research Assistant</text:span></text:p>
          </draw:text-box>
        </draw:frame>
        <draw:frame draw:style-name="gr32" draw:text-style-name="P15" draw:layer="layout" svg:width="5.176cm" svg:height="0.759cm" svg:x="4.217cm" svg:y="19.889cm">
          <draw:text-box>
            <text:p><text:span text:style-name="T8">Mediaan</text:span></text:p>
          </draw:text-box>
        </draw:frame>
        <draw:frame draw:style-name="gr41" draw:text-style-name="P17" draw:layer="layout" svg:width="3.724cm" svg:height="0.717cm" svg:x="0.509cm" svg:y="19.431cm">
          <draw:text-box>
            <text:p text:style-name="P16"><text:span text:style-name="T4">07/2018 – 10/2018 </text:span></text:p>
          </draw:text-box>
        </draw:frame>
        <draw:frame draw:style-name="gr18" draw:text-style-name="P18" draw:layer="layout" svg:width="10.16cm" svg:height="0.717cm" svg:x="4.217cm" svg:y="19.431cm">
          <draw:text-box>
            <text:p><text:span text:style-name="T9">Summer intern</text:span></text:p>
          </draw:text-box>
        </draw:frame>
        <draw:frame draw:style-name="gr32" draw:text-style-name="P15" draw:layer="layout" svg:width="5.176cm" svg:height="0.759cm" svg:x="4.217cm" svg:y="21.108cm">
          <draw:text-box>
            <text:p><text:span text:style-name="T8">Eventief</text:span></text:p>
          </draw:text-box>
        </draw:frame>
        <draw:frame draw:style-name="gr42" draw:text-style-name="P17" draw:layer="layout" svg:width="2.589cm" svg:height="0.717cm" svg:x="0.509cm" svg:y="20.65cm">
          <draw:text-box>
            <text:p text:style-name="P16"><text:span text:style-name="T4">2014 – 2016</text:span></text:p>
          </draw:text-box>
        </draw:frame>
        <draw:frame draw:style-name="gr18" draw:text-style-name="P18" draw:layer="layout" svg:width="10.16cm" svg:height="0.717cm" svg:x="4.217cm" svg:y="20.65cm">
          <draw:text-box>
            <text:p><text:span text:style-name="T9">Hostess &amp; Children’s entertainment</text:span></text:p>
          </draw:text-box>
        </draw:frame>
        <draw:frame draw:style-name="gr43" draw:text-style-name="P14" draw:layer="layout" svg:width="4.308cm" svg:height="1.013cm" svg:x="0.509cm" svg:y="22.123cm">
          <draw:text-box>
            <text:p><text:span text:style-name="T6">Volunteering</text:span></text:p>
          </draw:text-box>
        </draw:frame>
        <draw:line draw:style-name="gr50" draw:text-style-name="P7" draw:layer="layout" svg:x1="0.763cm" svg:y1="23.088cm" svg:x2="13.971cm" svg:y2="23.088cm">
          <text:p/>
        </draw:line>
        <draw:frame draw:style-name="gr44" draw:text-style-name="P15" draw:layer="layout" svg:width="9.866cm" svg:height="1.775cm" svg:x="4.211cm" svg:y="24.057cm">
          <draw:text-box>
            <text:p><text:span text:style-name="T8">K.A.V. Alcuinus: the student association for </text:span></text:p>
            <text:p><text:span text:style-name="T8">Dutch students who study in Aachen. Fulfilled the </text:span></text:p>
            <text:p><text:span text:style-name="T8">roles of assessor, treasurer and president. </text:span></text:p>
          </draw:text-box>
        </draw:frame>
        <draw:frame draw:style-name="gr45" draw:text-style-name="P17" draw:layer="layout" svg:width="3.656cm" svg:height="0.717cm" svg:x="0.509cm" svg:y="23.596cm">
          <draw:text-box>
            <text:p text:style-name="P16"><text:span text:style-name="T4">10/2016 – 05/2019</text:span></text:p>
          </draw:text-box>
        </draw:frame>
        <draw:frame draw:style-name="gr18" draw:text-style-name="P18" draw:layer="layout" svg:width="10.16cm" svg:height="0.717cm" svg:x="4.217cm" svg:y="23.596cm">
          <draw:text-box>
            <text:p><text:span text:style-name="T9">Board member</text:span></text:p>
          </draw:text-box>
        </draw:frame>
        <draw:frame draw:style-name="gr46" draw:text-style-name="P14" draw:layer="layout" svg:width="6.573cm" svg:height="1.013cm" svg:x="0.509cm" svg:y="26.086cm">
          <draw:text-box>
            <text:p><text:span text:style-name="T6">Want to learn more? </text:span></text:p>
          </draw:text-box>
        </draw:frame>
        <draw:line draw:style-name="gr50" draw:text-style-name="P7" draw:layer="layout" svg:x1="0.763cm" svg:y1="27.051cm" svg:x2="13.971cm" svg:y2="27.051cm">
          <text:p/>
        </draw:line>
        <draw:frame draw:style-name="gr61" draw:text-style-name="P17" draw:layer="layout" svg:width="12.288cm" svg:height="0.717cm" svg:x="0.509cm" svg:y="27.559cm">
          <draw:text-box>
            <text:p text:style-name="P16"><text:span text:style-name="T13">Please visit</text:span><text:span text:style-name="T14"> </text:span><text:span text:style-name="T15"><text:a xlink:href="http://www.lisannesimons.eu/" xlink:type="simple">www.lisannesimons.eu</text:a></text:span><text:span text:style-name="T4"><text:s/>for more extensive information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1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1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08cm" fo:margin-bottom="0.508cm" fo:margin-left="0.508cm" fo:margin-right="0.508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5:27:47.810116357</meta:creation-date>
    <meta:generator>LibreOffice/6.4.7.2$Linux_X86_64 LibreOffice_project/40$Build-2</meta:generator>
    <dc:date>2020-11-22T12:50:08.152720505</dc:date>
    <meta:editing-duration>PT1H21M22S</meta:editing-duration>
    <meta:editing-cycles>14</meta:editing-cycles>
    <meta:document-statistic meta:object-count="266"/>
  </office:meta>
</office:document-meta>
</file>